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6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Memory</text:p>
          </table:table-cell>
          <table:table-cell table:style-name="ce26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47653" calcext:value-type="float">
            <text:p>0,047653</text:p>
          </table:table-cell>
          <table:table-cell office:value-type="float" office:value="5741.45" calcext:value-type="float">
            <text:p>5741,45</text:p>
          </table:table-cell>
          <table:table-cell office:value-type="float" office:value="980.76" calcext:value-type="float">
            <text:p>980,76</text:p>
          </table:table-cell>
          <table:table-cell table:formula="of:=[.G4]-[.F4]" office:value-type="float" office:value="-0.019999999999996" calcext:value-type="float">
            <text:p>-0,019999999999996</text:p>
          </table:table-cell>
          <table:table-cell office:value-type="float" office:value="53.26" calcext:value-type="float">
            <text:p>53,26</text:p>
          </table:table-cell>
          <table:table-cell office:value-type="float" office:value="53.24" calcext:value-type="float">
            <text:p>53,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5912" calcext:value-type="float">
            <text:p>0,05912</text:p>
          </table:table-cell>
          <table:table-cell office:value-type="float" office:value="6144.17" calcext:value-type="float">
            <text:p>6144,17</text:p>
          </table:table-cell>
          <table:table-cell office:value-type="float" office:value="981.04" calcext:value-type="float">
            <text:p>981,04</text:p>
          </table:table-cell>
          <table:table-cell table:formula="of:=[.G6]-[.F6]" office:value-type="float" office:value="0.0100000000000051" calcext:value-type="float">
            <text:p>0,0100000000000051</text:p>
          </table:table-cell>
          <table:table-cell office:value-type="float" office:value="53.94" calcext:value-type="float">
            <text:p>53,94</text:p>
          </table:table-cell>
          <table:table-cell office:value-type="float" office:value="53.95" calcext:value-type="float">
            <text:p>53,9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43217" calcext:value-type="float">
            <text:p>0,043217</text:p>
          </table:table-cell>
          <table:table-cell office:value-type="float" office:value="4746.82" calcext:value-type="float">
            <text:p>4746,82</text:p>
          </table:table-cell>
          <table:table-cell office:value-type="float" office:value="961.04" calcext:value-type="float">
            <text:p>961,04</text:p>
          </table:table-cell>
          <table:table-cell table:formula="of:=[.G8]-[.F8]" office:value-type="float" office:value="0.00999999999999801" calcext:value-type="float">
            <text:p>0,00999999999999801</text:p>
          </table:table-cell>
          <table:table-cell office:value-type="float" office:value="53.56" calcext:value-type="float">
            <text:p>53,56</text:p>
          </table:table-cell>
          <table:table-cell office:value-type="float" office:value="53.57" calcext:value-type="float">
            <text:p>53,57</text:p>
          </table:table-cell>
        </table:table-row>
        <table:table-row table:style-name="ro1">
          <table:table-cell table:number-columns-repeated="7"/>
        </table:table-row>
      </table:table>
      <table:table table:name="Intermediate" table:style-name="ta1">
        <table:table-column table:style-name="co1" table:default-cell-style-name="ce26"/>
        <table:table-column table:style-name="co1" table:number-columns-repeated="6" table:default-cell-style-name="ce30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2;0) + VLOOKUP([.$A6];[$Data.$A$4:.$E$9];2;0)" office:value-type="float" office:value="0" calcext:value-type="float">
            <text:p>0</text:p>
          </table:table-cell>
          <table:table-cell/>
          <table:table-cell table:formula="of:=-VLOOKUP([.D$5];[$Data.$A$4:.$E$9];2;0) + VLOOKUP([.$A6];[$Data.$A$4:.$E$9];2;0)" office:value-type="float" office:value="-0.011467" calcext:value-type="float">
            <text:p>-0,011467</text:p>
          </table:table-cell>
          <table:table-cell/>
          <table:table-cell table:formula="of:=-VLOOKUP([.F$5];[$Data.$A$4:.$E$9];2;0) + VLOOKUP([.$A6];[$Data.$A$4:.$E$9];2;0)" office:value-type="float" office:value="0.004436" calcext:value-type="float">
            <text:p>0,0044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2;0) + VLOOKUP([.$A8];[$Data.$A$4:.$E$9];2;0)" office:value-type="float" office:value="0.011467" calcext:value-type="float">
            <text:p>0,011467</text:p>
          </table:table-cell>
          <table:table-cell/>
          <table:table-cell table:formula="of:=-VLOOKUP([.D$5];[$Data.$A$4:.$E$9];2;0) + VLOOKUP([.$A8];[$Data.$A$4:.$E$9];2;0)" office:value-type="float" office:value="0" calcext:value-type="float">
            <text:p>0</text:p>
          </table:table-cell>
          <table:table-cell/>
          <table:table-cell table:formula="of:=-VLOOKUP([.F$5];[$Data.$A$4:.$E$9];2;0) + VLOOKUP([.$A8];[$Data.$A$4:.$E$9];2;0)" office:value-type="float" office:value="0.015903" calcext:value-type="float">
            <text:p>0,0159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2;0) + VLOOKUP([.$A10];[$Data.$A$4:.$E$9];2;0)" office:value-type="float" office:value="-0.004436" calcext:value-type="float">
            <text:p>-0,004436</text:p>
          </table:table-cell>
          <table:table-cell/>
          <table:table-cell table:formula="of:=-VLOOKUP([.D$5];[$Data.$A$4:.$E$9];2;0) + VLOOKUP([.$A10];[$Data.$A$4:.$E$9];2;0)" office:value-type="float" office:value="-0.015903" calcext:value-type="float">
            <text:p>-0,015903</text:p>
          </table:table-cell>
          <table:table-cell/>
          <table:table-cell table:formula="of:=-VLOOKUP([.F$5];[$Data.$A$4:.$E$9];2;0) + VLOOKUP([.$A10];[$Data.$A$4:.$E$9];2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3;0) + VLOOKUP([.$A17];[$Data.$A$4:.$E$9];3;0)" office:value-type="float" office:value="0" calcext:value-type="float">
            <text:p>0</text:p>
          </table:table-cell>
          <table:table-cell/>
          <table:table-cell table:formula="of:=-VLOOKUP([.D$5];[$Data.$A$4:.$E$9];3;0) + VLOOKUP([.$A17];[$Data.$A$4:.$E$9];3;0)" office:value-type="float" office:value="-402.72" calcext:value-type="float">
            <text:p>-402,72</text:p>
          </table:table-cell>
          <table:table-cell/>
          <table:table-cell table:formula="of:=-VLOOKUP([.F$5];[$Data.$A$4:.$E$9];3;0) + VLOOKUP([.$A17];[$Data.$A$4:.$E$9];3;0)" office:value-type="float" office:value="994.63" calcext:value-type="float">
            <text:p>994,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3;0) + VLOOKUP([.$A19];[$Data.$A$4:.$E$9];3;0)" office:value-type="float" office:value="402.72" calcext:value-type="float">
            <text:p>402,72</text:p>
          </table:table-cell>
          <table:table-cell/>
          <table:table-cell table:formula="of:=-VLOOKUP([.D$5];[$Data.$A$4:.$E$9];3;0) + VLOOKUP([.$A19];[$Data.$A$4:.$E$9];3;0)" office:value-type="float" office:value="0" calcext:value-type="float">
            <text:p>0</text:p>
          </table:table-cell>
          <table:table-cell/>
          <table:table-cell table:formula="of:=-VLOOKUP([.F$5];[$Data.$A$4:.$E$9];3;0) + VLOOKUP([.$A19];[$Data.$A$4:.$E$9];3;0)" office:value-type="float" office:value="1397.35" calcext:value-type="float">
            <text:p>1397,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3;0) + VLOOKUP([.$A21];[$Data.$A$4:.$E$9];3;0)" office:value-type="float" office:value="-994.63" calcext:value-type="float">
            <text:p>-994,63</text:p>
          </table:table-cell>
          <table:table-cell/>
          <table:table-cell table:formula="of:=-VLOOKUP([.D$5];[$Data.$A$4:.$E$9];3;0) + VLOOKUP([.$A21];[$Data.$A$4:.$E$9];3;0)" office:value-type="float" office:value="-1397.35" calcext:value-type="float">
            <text:p>-1397,35</text:p>
          </table:table-cell>
          <table:table-cell/>
          <table:table-cell table:formula="of:=-VLOOKUP([.F$5];[$Data.$A$4:.$E$9];3;0) + VLOOKUP([.$A21];[$Data.$A$4:.$E$9];3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4;0) + VLOOKUP([.$A28];[$Data.$A$4:.$E$9];4;0)" office:value-type="float" office:value="0" calcext:value-type="float">
            <text:p>0</text:p>
          </table:table-cell>
          <table:table-cell/>
          <table:table-cell table:formula="of:=-VLOOKUP([.D$5];[$Data.$A$4:.$E$9];4;0) + VLOOKUP([.$A28];[$Data.$A$4:.$E$9];4;0)" office:value-type="float" office:value="-0.279999999999973" calcext:value-type="float">
            <text:p>-0,279999999999973</text:p>
          </table:table-cell>
          <table:table-cell/>
          <table:table-cell table:formula="of:=-VLOOKUP([.F$5];[$Data.$A$4:.$E$9];4;0) + VLOOKUP([.$A28];[$Data.$A$4:.$E$9];4;0)" office:value-type="float" office:value="19.72" calcext:value-type="float">
            <text:p>19,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4;0) + VLOOKUP([.$A30];[$Data.$A$4:.$E$9];4;0)" office:value-type="float" office:value="0.279999999999973" calcext:value-type="float">
            <text:p>0,279999999999973</text:p>
          </table:table-cell>
          <table:table-cell/>
          <table:table-cell table:formula="of:=-VLOOKUP([.D$5];[$Data.$A$4:.$E$9];4;0) + VLOOKUP([.$A30];[$Data.$A$4:.$E$9];4;0)" office:value-type="float" office:value="0" calcext:value-type="float">
            <text:p>0</text:p>
          </table:table-cell>
          <table:table-cell/>
          <table:table-cell table:formula="of:=-VLOOKUP([.F$5];[$Data.$A$4:.$E$9];4;0) + VLOOKUP([.$A30];[$Data.$A$4:.$E$9];4;0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4;0) + VLOOKUP([.$A32];[$Data.$A$4:.$E$9];4;0)" office:value-type="float" office:value="-19.72" calcext:value-type="float">
            <text:p>-19,72</text:p>
          </table:table-cell>
          <table:table-cell/>
          <table:table-cell table:formula="of:=-VLOOKUP([.D$5];[$Data.$A$4:.$E$9];4;0) + VLOOKUP([.$A32];[$Data.$A$4:.$E$9];4;0)" office:value-type="float" office:value="-20" calcext:value-type="float">
            <text:p>-20</text:p>
          </table:table-cell>
          <table:table-cell/>
          <table:table-cell table:formula="of:=-VLOOKUP([.F$5];[$Data.$A$4:.$E$9];4;0) + VLOOKUP([.$A32];[$Data.$A$4:.$E$9];4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5;0) + VLOOKUP([.$A39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39];[$Data.$A$4:.$E$9];5;0)" office:value-type="float" office:value="-0.0300000000000011" calcext:value-type="float">
            <text:p>-0,0300000000000011</text:p>
          </table:table-cell>
          <table:table-cell/>
          <table:table-cell table:formula="of:=-VLOOKUP([.F$5];[$Data.$A$4:.$E$9];5;0) + VLOOKUP([.$A39];[$Data.$A$4:.$E$9];5;0)" office:value-type="float" office:value="-0.029999999999994" calcext:value-type="float">
            <text:p>-0,0299999999999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5;0) + VLOOKUP([.$A41];[$Data.$A$4:.$E$9];5;0)" office:value-type="float" office:value="0.0300000000000011" calcext:value-type="float">
            <text:p>0,0300000000000011</text:p>
          </table:table-cell>
          <table:table-cell/>
          <table:table-cell table:formula="of:=-VLOOKUP([.D$5];[$Data.$A$4:.$E$9];5;0) + VLOOKUP([.$A41];[$Data.$A$4:.$E$9];5;0)" office:value-type="float" office:value="0" calcext:value-type="float">
            <text:p>0</text:p>
          </table:table-cell>
          <table:table-cell/>
          <table:table-cell table:formula="of:=-VLOOKUP([.F$5];[$Data.$A$4:.$E$9];5;0) + VLOOKUP([.$A41];[$Data.$A$4:.$E$9];5;0)" office:value-type="float" office:value="7.105427357601E-015" calcext:value-type="float">
            <text:p>7,105427357601E-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5;0) + VLOOKUP([.$A43];[$Data.$A$4:.$E$9];5;0)" office:value-type="float" office:value="0.029999999999994" calcext:value-type="float">
            <text:p>0,029999999999994</text:p>
          </table:table-cell>
          <table:table-cell/>
          <table:table-cell table:formula="of:=-VLOOKUP([.D$5];[$Data.$A$4:.$E$9];5;0) + VLOOKUP([.$A43];[$Data.$A$4:.$E$9];5;0)" office:value-type="float" office:value="-7.105427357601E-015" calcext:value-type="float">
            <text:p>-7,105427357601E-15</text:p>
          </table:table-cell>
          <table:table-cell/>
          <table:table-cell table:formula="of:=-VLOOKUP([.F$5];[$Data.$A$4:.$E$9];5;0) + VLOOKUP([.$A43];[$Data.$A$4:.$E$9];5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</table:table>
      <table:table table:name="Electre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Memory</text:p>
          </table:table-cell>
          <table:table-cell table:style-name="ce13" office:value-type="string" calcext:value-type="string">
            <text:p>TempDelta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23" calcext:value-type="float">
            <text:p>0,02</text:p>
          </table:table-cell>
          <table:table-cell table:style-name="ce14" office:value-type="float" office:value="2685.61" calcext:value-type="float">
            <text:p>2685,61</text:p>
          </table:table-cell>
          <table:table-cell table:style-name="ce14" office:value-type="float" office:value="473.99" calcext:value-type="float">
            <text:p>473,99</text:p>
          </table:table-cell>
          <table:table-cell table:style-name="ce14" office:value-type="float" office:value="0.0015" calcext:value-type="float">
            <text:p>0,00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45" calcext:value-type="float">
            <text:p>0,45</text:p>
          </table:table-cell>
          <table:table-cell table:number-columns-repeated="3" table:style-name="ce14" office:value-type="float" office:value="0.183" calcext:value-type="float">
            <text:p>0,18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1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3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8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8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8]" office:value-type="string" office:string-value="Heapsort" calcext:value-type="string">
            <text:p>Heapsort</text:p>
          </table:table-cell>
          <table:table-cell table:number-columns-repeated="2"/>
          <table:table-cell table:formula="of:=[.$B$5]*[.D31]+[.$C$5]*[.D42]+[.$D$5]*[.D53]+[.$E$5]*[.D64]" office:value-type="float" office:value="0.999" calcext:value-type="float">
            <text:p>1,00</text:p>
          </table:table-cell>
          <table:table-cell/>
          <table:table-cell table:formula="of:=[.$B$5]*[.F31]+[.$C$5]*[.F42]+[.$D$5]*[.F53]+[.$E$5]*[.F64]" office:value-type="float" office:value="0.999" calcext:value-type="float">
            <text:p>1,00</text:p>
          </table:table-cell>
          <table:table-cell table:number-columns-repeated="2"/>
          <table:table-cell table:style-name="ce8" table:formula="of:=[.A19]" office:value-type="string" office:string-value="Heapsort" calcext:value-type="string">
            <text:p>Heapsort</text:p>
          </table:table-cell>
          <table:table-cell table:style-name="ce15" table:formula="of:=IF([.B19]&gt;=[.$B$6];1;&quot;&quot;)">
            <text:p/>
          </table:table-cell>
          <table:table-cell table:style-name="ce15" table:formula="of:=IF([.C19]&gt;=[.$B$6];1;&quot;&quot;)">
            <text:p/>
          </table:table-cell>
          <table:table-cell table:style-name="ce15" table:formula="of:=IF([.D19]&gt;=[.$B$6];1;&quot;&quot;)" office:value-type="float" office:value="1" calcext:value-type="float">
            <text:p>1,00</text:p>
          </table:table-cell>
          <table:table-cell table:style-name="ce15" table:formula="of:=IF([.E19]&gt;=[.$B$6];1;&quot;&quot;)">
            <text:p/>
          </table:table-cell>
          <table:table-cell table:style-name="ce15" table:formula="of:=IF([.F19]&gt;=[.$B$6];1;&quot;&quot;)" office:value-type="float" office:value="1" calcext:value-type="float">
            <text:p>1,00</text:p>
          </table:table-cell>
          <table:table-cell table:style-name="ce18" table:formula="of:=IF([.G19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0]&gt;=[.$B$6];1;&quot;&quot;)">
            <text:p/>
          </table:table-cell>
          <table:table-cell table:style-name="ce15" table:formula="of:=IF([.C20]&gt;=[.$B$6];1;&quot;&quot;)">
            <text:p/>
          </table:table-cell>
          <table:table-cell table:style-name="ce15" table:formula="of:=IF([.D20]&gt;=[.$B$6];1;&quot;&quot;)">
            <text:p/>
          </table:table-cell>
          <table:table-cell table:style-name="ce15" table:formula="of:=IF([.E20]&gt;=[.$B$6];1;&quot;&quot;)">
            <text:p/>
          </table:table-cell>
          <table:table-cell table:style-name="ce15" table:formula="of:=IF([.F20]&gt;=[.$B$6];1;&quot;&quot;)">
            <text:p/>
          </table:table-cell>
          <table:table-cell table:style-name="ce18" table:formula="of:=IF([.G20]&gt;=[.$B$6];1;&quot;&quot;)">
            <text:p/>
          </table:table-cell>
        </table:table-row>
        <table:table-row table:style-name="ro1">
          <table:table-cell table:style-name="ce9" table:formula="of:=[.B10]" office:value-type="string" office:string-value="MergeSort" calcext:value-type="string">
            <text:p>MergeSort</text:p>
          </table:table-cell>
          <table:table-cell table:formula="of:=[.$B$5]*[.B33]+[.$C$5]*[.B44]+[.$D$5]*[.B55]+[.$E$5]*[.B66]" office:value-type="float" office:value="0.816" calcext:value-type="float">
            <text:p>0,82</text:p>
          </table:table-cell>
          <table:table-cell table:number-columns-repeated="3"/>
          <table:table-cell table:formula="of:=[.$B$5]*[.F33]+[.$C$5]*[.F44]+[.$D$5]*[.F55]+[.$E$5]*[.F66]" office:value-type="float" office:value="0.999" calcext:value-type="float">
            <text:p>1,00</text:p>
          </table:table-cell>
          <table:table-cell table:number-columns-repeated="2"/>
          <table:table-cell table:style-name="ce8" table:formula="of:=[.A21]" office:value-type="string" office:string-value="MergeSort" calcext:value-type="string">
            <text:p>MergeSort</text:p>
          </table:table-cell>
          <table:table-cell table:style-name="ce15" table:formula="of:=IF([.B21]&gt;=[.$B$6];1;&quot;&quot;)">
            <text:p/>
          </table:table-cell>
          <table:table-cell table:style-name="ce15" table:formula="of:=IF([.C21]&gt;=[.$B$6];1;&quot;&quot;)">
            <text:p/>
          </table:table-cell>
          <table:table-cell table:style-name="ce15" table:formula="of:=IF([.D21]&gt;=[.$B$6];1;&quot;&quot;)">
            <text:p/>
          </table:table-cell>
          <table:table-cell table:style-name="ce15" table:formula="of:=IF([.E21]&gt;=[.$B$6];1;&quot;&quot;)">
            <text:p/>
          </table:table-cell>
          <table:table-cell table:style-name="ce15" table:formula="of:=IF([.F21]&gt;=[.$B$6];1;&quot;&quot;)" office:value-type="float" office:value="1" calcext:value-type="float">
            <text:p>1,00</text:p>
          </table:table-cell>
          <table:table-cell table:style-name="ce18" table:formula="of:=IF([.G21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2]&gt;=[.$B$6];1;&quot;&quot;)">
            <text:p/>
          </table:table-cell>
          <table:table-cell table:style-name="ce15" table:formula="of:=IF([.C22]&gt;=[.$B$6];1;&quot;&quot;)">
            <text:p/>
          </table:table-cell>
          <table:table-cell table:style-name="ce15" table:formula="of:=IF([.D22]&gt;=[.$B$6];1;&quot;&quot;)">
            <text:p/>
          </table:table-cell>
          <table:table-cell table:style-name="ce15" table:formula="of:=IF([.E22]&gt;=[.$B$6];1;&quot;&quot;)">
            <text:p/>
          </table:table-cell>
          <table:table-cell table:style-name="ce15" table:formula="of:=IF([.F22]&gt;=[.$B$6];1;&quot;&quot;)">
            <text:p/>
          </table:table-cell>
          <table:table-cell table:style-name="ce18" table:formula="of:=IF([.G22]&gt;=[.$B$6];1;&quot;&quot;)">
            <text:p/>
          </table:table-cell>
        </table:table-row>
        <table:table-row table:style-name="ro1">
          <table:table-cell table:style-name="ce9" table:formula="of:=[.B12]" office:value-type="string" office:string-value="QuickSort" calcext:value-type="string">
            <text:p>QuickSort</text:p>
          </table:table-cell>
          <table:table-cell table:formula="of:=[.$B$5]*[.B35]+[.$C$5]*[.B46]+[.$D$5]*[.B57]+[.$E$5]*[.B68]" office:value-type="float" office:value="0.816" calcext:value-type="float">
            <text:p>0,82</text:p>
          </table:table-cell>
          <table:table-cell/>
          <table:table-cell table:formula="of:=[.$B$5]*[.D35]+[.$C$5]*[.D46]+[.$D$5]*[.D57]+[.$E$5]*[.D68]" office:value-type="float" office:value="0.999" calcext:value-type="float">
            <text:p>1,00</text:p>
          </table:table-cell>
          <table:table-cell table:number-columns-repeated="4"/>
          <table:table-cell table:style-name="ce8" table:formula="of:=[.A23]" office:value-type="string" office:string-value="QuickSort" calcext:value-type="string">
            <text:p>QuickSort</text:p>
          </table:table-cell>
          <table:table-cell table:style-name="ce15" table:formula="of:=IF([.B23]&gt;=[.$B$6];1;&quot;&quot;)">
            <text:p/>
          </table:table-cell>
          <table:table-cell table:style-name="ce15" table:formula="of:=IF([.C23]&gt;=[.$B$6];1;&quot;&quot;)">
            <text:p/>
          </table:table-cell>
          <table:table-cell table:style-name="ce15" table:formula="of:=IF([.D23]&gt;=[.$B$6];1;&quot;&quot;)" office:value-type="float" office:value="1" calcext:value-type="float">
            <text:p>1,00</text:p>
          </table:table-cell>
          <table:table-cell table:style-name="ce15" table:formula="of:=IF([.E23]&gt;=[.$B$6];1;&quot;&quot;)">
            <text:p/>
          </table:table-cell>
          <table:table-cell table:style-name="ce15" table:formula="of:=IF([.F23]&gt;=[.$B$6];1;&quot;&quot;)">
            <text:p/>
          </table:table-cell>
          <table:table-cell table:style-name="ce18" table:formula="of:=IF([.G23]&gt;=[.$B$6];1;&quot;&quot;)">
            <text:p/>
          </table:table-cell>
        </table:table-row>
        <table:table-row table:style-name="ro1">
          <table:table-cell table:style-name="ce10"/>
          <table:table-cell table:number-columns-repeated="5"/>
          <table:table-cell table:style-name="ce20"/>
          <table:table-cell/>
          <table:table-cell table:style-name="ce22"/>
          <table:table-cell table:style-name="ce23" table:formula="of:=IF([.B24]&gt;=[.$B$6];1;&quot;&quot;)">
            <text:p/>
          </table:table-cell>
          <table:table-cell table:style-name="ce23" table:formula="of:=IF([.C24]&gt;=[.$B$6];1;&quot;&quot;)">
            <text:p/>
          </table:table-cell>
          <table:table-cell table:style-name="ce23" table:formula="of:=IF([.D24]&gt;=[.$B$6];1;&quot;&quot;)">
            <text:p/>
          </table:table-cell>
          <table:table-cell table:style-name="ce23" table:formula="of:=IF([.E24]&gt;=[.$B$6];1;&quot;&quot;)">
            <text:p/>
          </table:table-cell>
          <table:table-cell table:style-name="ce23" table:formula="of:=IF([.F24]&gt;=[.$B$6];1;&quot;&quot;)">
            <text:p/>
          </table:table-cell>
          <table:table-cell table:style-name="ce20" table:formula="of:=IF([.G24]&gt;=[.$B$6];1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31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3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5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19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1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1" calcext:value-type="float">
            <text:p>1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3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6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2" table:formula="of:=[.A31]" office:value-type="string" office:string-value="Heapsort" calcext:value-type="string">
            <text:p>Heapsort</text:p>
          </table:table-cell>
          <table:table-cell table:formula="of:=IF([$Intermediate.B17]&lt;=[.$C$4];1;0)" office:value-type="float" office:value="1" calcext:value-type="float">
            <text:p>1,00</text:p>
          </table:table-cell>
          <table:table-cell/>
          <table:table-cell table:formula="of:=IF([$Intermediate.D17]&lt;=[.$C$4];1;0)" office:value-type="float" office:value="1" calcext:value-type="float">
            <text:p>1,00</text:p>
          </table:table-cell>
          <table:table-cell/>
          <table:table-cell table:formula="of:=IF([$Intermediate.F17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3]" office:value-type="string" office:string-value="MergeSort" calcext:value-type="string">
            <text:p>MergeSort</text:p>
          </table:table-cell>
          <table:table-cell table:formula="of:=IF([$Intermediate.B19]&lt;=[.$C$4];1;0)" office:value-type="float" office:value="1" calcext:value-type="float">
            <text:p>1,00</text:p>
          </table:table-cell>
          <table:table-cell/>
          <table:table-cell table:formula="of:=IF([$Intermediate.D19]&lt;=[.$C$4];1;0)" office:value-type="float" office:value="1" calcext:value-type="float">
            <text:p>1,00</text:p>
          </table:table-cell>
          <table:table-cell/>
          <table:table-cell table:formula="of:=IF([$Intermediate.F19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5]" office:value-type="string" office:string-value="QuickSort" calcext:value-type="string">
            <text:p>QuickSort</text:p>
          </table:table-cell>
          <table:table-cell table:formula="of:=IF([$Intermediate.B21]&lt;=[.$C$4];1;0)" office:value-type="float" office:value="1" calcext:value-type="float">
            <text:p>1,00</text:p>
          </table:table-cell>
          <table:table-cell/>
          <table:table-cell table:formula="of:=IF([$Intermediate.D21]&lt;=[.$C$4];1;0)" office:value-type="float" office:value="1" calcext:value-type="float">
            <text:p>1,00</text:p>
          </table:table-cell>
          <table:table-cell/>
          <table:table-cell table:formula="of:=IF([$Intermediate.F21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57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42]" office:value-type="string" office:string-value="Heapsort" calcext:value-type="string">
            <text:p>Heapsort</text:p>
          </table:table-cell>
          <table:table-cell table:formula="of:=IF([$Intermediate.B28]&lt;=[.$D$4];1;0)" office:value-type="float" office:value="1" calcext:value-type="float">
            <text:p>1,00</text:p>
          </table:table-cell>
          <table:table-cell/>
          <table:table-cell table:formula="of:=IF([$Intermediate.D28]&lt;=[.$D$4];1;0)" office:value-type="float" office:value="1" calcext:value-type="float">
            <text:p>1,00</text:p>
          </table:table-cell>
          <table:table-cell/>
          <table:table-cell table:formula="of:=IF([$Intermediate.F28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4]" office:value-type="string" office:string-value="MergeSort" calcext:value-type="string">
            <text:p>MergeSort</text:p>
          </table:table-cell>
          <table:table-cell table:formula="of:=IF([$Intermediate.B30]&lt;=[.$D$4];1;0)" office:value-type="float" office:value="1" calcext:value-type="float">
            <text:p>1,00</text:p>
          </table:table-cell>
          <table:table-cell/>
          <table:table-cell table:formula="of:=IF([$Intermediate.D30]&lt;=[.$D$4];1;0)" office:value-type="float" office:value="1" calcext:value-type="float">
            <text:p>1,00</text:p>
          </table:table-cell>
          <table:table-cell/>
          <table:table-cell table:formula="of:=IF([$Intermediate.F30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6]" office:value-type="string" office:string-value="QuickSort" calcext:value-type="string">
            <text:p>QuickSort</text:p>
          </table:table-cell>
          <table:table-cell table:formula="of:=IF([$Intermediate.B32]&lt;=[.$D$4];1;0)" office:value-type="float" office:value="1" calcext:value-type="float">
            <text:p>1,00</text:p>
          </table:table-cell>
          <table:table-cell/>
          <table:table-cell table:formula="of:=IF([$Intermediate.D32]&lt;=[.$D$4];1;0)" office:value-type="float" office:value="1" calcext:value-type="float">
            <text:p>1,00</text:p>
          </table:table-cell>
          <table:table-cell/>
          <table:table-cell table:formula="of:=IF([$Intermediate.F32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empDelt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6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66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8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53]" office:value-type="string" office:string-value="Heapsort" calcext:value-type="string">
            <text:p>Heapsort</text:p>
          </table:table-cell>
          <table:table-cell table:formula="of:=IF([$Intermediate.B39]&lt;=[.$E$4];1;0)" office:value-type="float" office:value="1" calcext:value-type="float">
            <text:p>1,00</text:p>
          </table:table-cell>
          <table:table-cell/>
          <table:table-cell table:formula="of:=IF([$Intermediate.D39]&lt;=[.$E$4];1;0)" office:value-type="float" office:value="1" calcext:value-type="float">
            <text:p>1,00</text:p>
          </table:table-cell>
          <table:table-cell/>
          <table:table-cell table:formula="of:=IF([$Intermediate.F39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5]" office:value-type="string" office:string-value="MergeSort" calcext:value-type="string">
            <text:p>MergeSort</text:p>
          </table:table-cell>
          <table:table-cell table:formula="of:=IF([$Intermediate.B41]&lt;=[.$E$4];1;0)" office:value-type="float" office:value="0" calcext:value-type="float">
            <text:p>0,00</text:p>
          </table:table-cell>
          <table:table-cell/>
          <table:table-cell table:formula="of:=IF([$Intermediate.D41]&lt;=[.$E$4];1;0)" office:value-type="float" office:value="1" calcext:value-type="float">
            <text:p>1,00</text:p>
          </table:table-cell>
          <table:table-cell/>
          <table:table-cell table:formula="of:=IF([$Intermediate.F41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7]" office:value-type="string" office:string-value="QuickSort" calcext:value-type="string">
            <text:p>QuickSort</text:p>
          </table:table-cell>
          <table:table-cell table:formula="of:=IF([$Intermediate.B43]&lt;=[.$E$4];1;0)" office:value-type="float" office:value="0" calcext:value-type="float">
            <text:p>0,00</text:p>
          </table:table-cell>
          <table:table-cell/>
          <table:table-cell table:formula="of:=IF([$Intermediate.D43]&lt;=[.$E$4];1;0)" office:value-type="float" office:value="1" calcext:value-type="float">
            <text:p>1,00</text:p>
          </table:table-cell>
          <table:table-cell/>
          <table:table-cell table:formula="of:=IF([$Intermediate.F43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0079515" calcext:value-type="float">
            <text:p>0,00</text:p>
          </table:table-cell>
          <table:table-cell table:style-name="ce14" office:value-type="float" office:value="69.8675" calcext:value-type="float">
            <text:p>69,87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Veto</text:p>
          </table:table-cell>
          <table:table-cell table:style-name="ce14" table:formula="of:=[.B4]*2" office:value-type="float" office:value="0.0015903" calcext:value-type="float">
            <text:p>0,00</text:p>
          </table:table-cell>
          <table:table-cell table:style-name="ce14" table:formula="of:=[.C4]*2" office:value-type="float" office:value="139.735" calcext:value-type="float">
            <text:p>139,74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1" calcext:value-type="float">
            <text:p>1,00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20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4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9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9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8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D33]*(1-MAX([.L45];[.L56];[.L67];[.L78]))" office:value-type="float" office:value="1" calcext:value-type="float">
            <text:p>1,00</text:p>
          </table:table-cell>
          <table:table-cell/>
          <table:table-cell table:formula="of:=[.F33]*(1-MAX([.N45];[.N56];[.N67];[.N78]))" office:value-type="float" office:value="0" calcext:value-type="float">
            <text:p>0,00</text:p>
          </table:table-cell>
          <table:table-cell table:number-columns-repeated="2"/>
          <table:table-cell table:style-name="ce8" table:formula="of:=[.A20]" office:value-type="string" office:string-value="Heapsort" calcext:value-type="string">
            <text:p>Heapsort</text:p>
          </table:table-cell>
          <table:table-cell table:style-name="ce15" table:formula="of:=IF([.B20]&gt;=[.$B$7];1;&quot;&quot;)">
            <text:p/>
          </table:table-cell>
          <table:table-cell table:style-name="ce15" table:formula="of:=IF([.C20]&gt;=[.$B$7];1;&quot;&quot;)">
            <text:p/>
          </table:table-cell>
          <table:table-cell table:style-name="ce15" table:formula="of:=IF([.D20]&gt;=[.$B$7];1;&quot;&quot;)" office:value-type="float" office:value="1" calcext:value-type="float">
            <text:p>1,00</text:p>
          </table:table-cell>
          <table:table-cell table:style-name="ce15" table:formula="of:=IF([.E20]&gt;=[.$B$7];1;&quot;&quot;)">
            <text:p/>
          </table:table-cell>
          <table:table-cell table:style-name="ce15" table:formula="of:=IF([.F20]&gt;=[.$B$7];1;&quot;&quot;)">
            <text:p/>
          </table:table-cell>
          <table:table-cell table:style-name="ce18" table:formula="of:=IF([.G20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1]&gt;=[.$B$7];1;&quot;&quot;)">
            <text:p/>
          </table:table-cell>
          <table:table-cell table:style-name="ce15" table:formula="of:=IF([.C21]&gt;=[.$B$7];1;&quot;&quot;)">
            <text:p/>
          </table:table-cell>
          <table:table-cell table:style-name="ce15" table:formula="of:=IF([.D21]&gt;=[.$B$7];1;&quot;&quot;)">
            <text:p/>
          </table:table-cell>
          <table:table-cell table:style-name="ce15" table:formula="of:=IF([.E21]&gt;=[.$B$7];1;&quot;&quot;)">
            <text:p/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 table:formula="of:=[.B11]" office:value-type="string" office:string-value="MergeSort" calcext:value-type="string">
            <text:p>MergeSort</text:p>
          </table:table-cell>
          <table:table-cell table:formula="of:=[.B35]*(1-MAX([.J47];[.J58];[.J69];[.J80]))" office:value-type="float" office:value="0" calcext:value-type="float">
            <text:p>0,00</text:p>
          </table:table-cell>
          <table:table-cell table:number-columns-repeated="3"/>
          <table:table-cell table:formula="of:=[.F35]*(1-MAX([.N47];[.N58];[.N69];[.N80]))" office:value-type="float" office:value="0" calcext:value-type="float">
            <text:p>0,00</text:p>
          </table:table-cell>
          <table:table-cell table:number-columns-repeated="2"/>
          <table:table-cell table:style-name="ce8" table:formula="of:=[.A22]" office:value-type="string" office:string-value="MergeSort" calcext:value-type="string">
            <text:p>MergeSort</text:p>
          </table:table-cell>
          <table:table-cell table:style-name="ce15" table:formula="of:=IF([.B22]&gt;=[.$B$7];1;&quot;&quot;)">
            <text:p/>
          </table:table-cell>
          <table:table-cell table:style-name="ce15" table:formula="of:=IF([.C22]&gt;=[.$B$7];1;&quot;&quot;)">
            <text:p/>
          </table:table-cell>
          <table:table-cell table:style-name="ce15" table:formula="of:=IF([.D22]&gt;=[.$B$7];1;&quot;&quot;)">
            <text:p/>
          </table:table-cell>
          <table:table-cell table:style-name="ce15" table:formula="of:=IF([.E22]&gt;=[.$B$7];1;&quot;&quot;)">
            <text:p/>
          </table:table-cell>
          <table:table-cell table:style-name="ce15" table:formula="of:=IF([.F22]&gt;=[.$B$7];1;&quot;&quot;)">
            <text:p/>
          </table:table-cell>
          <table:table-cell table:style-name="ce18" table:formula="of:=IF([.G22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3]&gt;=[.$B$7];1;&quot;&quot;)">
            <text:p/>
          </table:table-cell>
          <table:table-cell table:style-name="ce15" table:formula="of:=IF([.C23]&gt;=[.$B$7];1;&quot;&quot;)">
            <text:p/>
          </table:table-cell>
          <table:table-cell table:style-name="ce15" table:formula="of:=IF([.D23]&gt;=[.$B$7];1;&quot;&quot;)">
            <text:p/>
          </table:table-cell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 table:formula="of:=[.B13]" office:value-type="string" office:string-value="QuickSort" calcext:value-type="string">
            <text:p>QuickSort</text:p>
          </table:table-cell>
          <table:table-cell table:formula="of:=[.B37]*(1-MAX([.J49];[.J60];[.J71];[.J82]))" office:value-type="float" office:value="1" calcext:value-type="float">
            <text:p>1,00</text:p>
          </table:table-cell>
          <table:table-cell/>
          <table:table-cell table:formula="of:=[.D37]*(1-MAX([.L49];[.L60];[.L71];[.L82]))" office:value-type="float" office:value="1" calcext:value-type="float">
            <text:p>1,00</text:p>
          </table:table-cell>
          <table:table-cell table:number-columns-repeated="4"/>
          <table:table-cell table:style-name="ce8" table:formula="of:=[.A24]" office:value-type="string" office:string-value="QuickSort" calcext:value-type="string">
            <text:p>QuickSort</text:p>
          </table:table-cell>
          <table:table-cell table:style-name="ce15" table:formula="of:=IF([.B24]&gt;=[.$B$7];1;&quot;&quot;)" office:value-type="float" office:value="1" calcext:value-type="float">
            <text:p>1,00</text:p>
          </table:table-cell>
          <table:table-cell table:style-name="ce15" table:formula="of:=IF([.C24]&gt;=[.$B$7];1;&quot;&quot;)">
            <text:p/>
          </table:table-cell>
          <table:table-cell table:style-name="ce15" table:formula="of:=IF([.D24]&gt;=[.$B$7];1;&quot;&quot;)" office:value-type="float" office:value="1" calcext:value-type="float">
            <text:p>1,00</text:p>
          </table:table-cell>
          <table:table-cell table:style-name="ce15" table:formula="of:=IF([.E24]&gt;=[.$B$7];1;&quot;&quot;)">
            <text:p/>
          </table:table-cell>
          <table:table-cell table:style-name="ce15" table:formula="of:=IF([.F24]&gt;=[.$B$7];1;&quot;&quot;)">
            <text:p/>
          </table:table-cell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25]&gt;=[.$B$7];1;&quot;&quot;)">
            <text:p/>
          </table:table-cell>
          <table:table-cell table:style-name="ce23" table:formula="of:=IF([.C25]&gt;=[.$B$7];1;&quot;&quot;)">
            <text:p/>
          </table:table-cell>
          <table:table-cell table:style-name="ce23" table:formula="of:=IF([.D25]&gt;=[.$B$7];1;&quot;&quot;)">
            <text:p/>
          </table:table-cell>
          <table:table-cell table:style-name="ce23" table:formula="of:=IF([.E25]&gt;=[.$B$7];1;&quot;&quot;)">
            <text:p/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3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7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3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3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32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$B$6]*[.D45]+[.$C$6]*[.D56]" office:value-type="float" office:value="1" calcext:value-type="float">
            <text:p>1,00</text:p>
          </table:table-cell>
          <table:table-cell/>
          <table:table-cell table:formula="of:=[.$B$6]*[.F45]+[.$C$6]*[.F56]" office:value-type="float" office:value="0" calcext:value-type="float">
            <text:p>0,00</text:p>
          </table:table-cell>
          <table:table-cell table:number-columns-repeated="2"/>
          <table:table-cell table:style-name="ce8" table:formula="of:=[.A33]" office:value-type="string" office:string-value="Heapsort" calcext:value-type="string">
            <text:p>Heapsort</text:p>
          </table:table-cell>
          <table:table-cell table:style-name="ce15" table:formula="of:=IF([.B33]&gt;=[.$B$7];[.B33];&quot;&quot;)">
            <text:p/>
          </table:table-cell>
          <table:table-cell table:style-name="ce15" table:formula="of:=IF([.C33]&gt;=[.$B$7];[.C33];&quot;&quot;)">
            <text:p/>
          </table:table-cell>
          <table:table-cell table:style-name="ce15" table:formula="of:=IF([.D33]&gt;=[.$B$7];[.D33];&quot;&quot;)" office:value-type="float" office:value="1" calcext:value-type="float">
            <text:p>1,00</text:p>
          </table:table-cell>
          <table:table-cell table:style-name="ce15" table:formula="of:=IF([.E33]&gt;=[.$B$7];[.E33];&quot;&quot;)">
            <text:p/>
          </table:table-cell>
          <table:table-cell table:style-name="ce15" table:formula="of:=IF([.F33]&gt;=[.$B$7];[.F33];&quot;&quot;)">
            <text:p/>
          </table:table-cell>
          <table:table-cell table:style-name="ce18" table:formula="of:=IF([.G33]&gt;=[.$B$7];[.G33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4]&gt;=[.$B$7];[.B34];&quot;&quot;)">
            <text:p/>
          </table:table-cell>
          <table:table-cell table:style-name="ce15" table:formula="of:=IF([.C34]&gt;=[.$B$7];[.C34];&quot;&quot;)">
            <text:p/>
          </table:table-cell>
          <table:table-cell table:style-name="ce15" table:formula="of:=IF([.D34]&gt;=[.$B$7];[.D34];&quot;&quot;)">
            <text:p/>
          </table:table-cell>
          <table:table-cell table:style-name="ce15" table:formula="of:=IF([.E34]&gt;=[.$B$7];[.E34];&quot;&quot;)">
            <text:p/>
          </table:table-cell>
          <table:table-cell table:style-name="ce15" table:formula="of:=IF([.F34]&gt;=[.$B$7];[.F34];&quot;&quot;)">
            <text:p/>
          </table:table-cell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 table:formula="of:=[.B11]" office:value-type="string" office:string-value="MergeSort" calcext:value-type="string">
            <text:p>MergeSort</text:p>
          </table:table-cell>
          <table:table-cell table:formula="of:=[.$B$6]*[.B47]+[.$C$6]*[.B58]+[.$D$6]*[.B69]+[.$E$6]*[.B80]" office:value-type="float" office:value="0" calcext:value-type="float">
            <text:p>0,00</text:p>
          </table:table-cell>
          <table:table-cell table:number-columns-repeated="3"/>
          <table:table-cell table:formula="of:=[.$B$6]*[.F47]+[.$C$6]*[.F58]" office:value-type="float" office:value="0" calcext:value-type="float">
            <text:p>0,00</text:p>
          </table:table-cell>
          <table:table-cell table:number-columns-repeated="2"/>
          <table:table-cell table:style-name="ce8" table:formula="of:=[.A35]" office:value-type="string" office:string-value="MergeSort" calcext:value-type="string">
            <text:p>MergeSort</text:p>
          </table:table-cell>
          <table:table-cell table:style-name="ce15" table:formula="of:=IF([.B35]&gt;=[.$B$7];[.B35];&quot;&quot;)">
            <text:p/>
          </table:table-cell>
          <table:table-cell table:style-name="ce15" table:formula="of:=IF([.C35]&gt;=[.$B$7];[.C35];&quot;&quot;)">
            <text:p/>
          </table:table-cell>
          <table:table-cell table:style-name="ce15" table:formula="of:=IF([.D35]&gt;=[.$B$7];[.D35];&quot;&quot;)">
            <text:p/>
          </table:table-cell>
          <table:table-cell table:style-name="ce15" table:formula="of:=IF([.E35]&gt;=[.$B$7];[.E35];&quot;&quot;)">
            <text:p/>
          </table:table-cell>
          <table:table-cell table:style-name="ce15" table:formula="of:=IF([.F35]&gt;=[.$B$7];[.F35];&quot;&quot;)">
            <text:p/>
          </table:table-cell>
          <table:table-cell table:style-name="ce18" table:formula="of:=IF([.G35]&gt;=[.$B$7];[.G35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6]&gt;=[.$B$7];[.B36];&quot;&quot;)">
            <text:p/>
          </table:table-cell>
          <table:table-cell table:style-name="ce15" table:formula="of:=IF([.C36]&gt;=[.$B$7];[.C36];&quot;&quot;)">
            <text:p/>
          </table:table-cell>
          <table:table-cell table:style-name="ce15" table:formula="of:=IF([.D36]&gt;=[.$B$7];[.D36];&quot;&quot;)">
            <text:p/>
          </table:table-cell>
          <table:table-cell table:style-name="ce15" table:formula="of:=IF([.E36]&gt;=[.$B$7];[.E36];&quot;&quot;)">
            <text:p/>
          </table:table-cell>
          <table:table-cell table:style-name="ce15" table:formula="of:=IF([.F36]&gt;=[.$B$7];[.F36];&quot;&quot;)">
            <text:p/>
          </table:table-cell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 table:formula="of:=[.B13]" office:value-type="string" office:string-value="QuickSort" calcext:value-type="string">
            <text:p>QuickSort</text:p>
          </table:table-cell>
          <table:table-cell table:formula="of:=[.$B$6]*[.B49]+[.$C$6]*[.B60]" office:value-type="float" office:value="1" calcext:value-type="float">
            <text:p>1,00</text:p>
          </table:table-cell>
          <table:table-cell/>
          <table:table-cell table:formula="of:=[.$B$6]*[.D49]+[.$C$6]*[.D60]" office:value-type="float" office:value="1" calcext:value-type="float">
            <text:p>1,00</text:p>
          </table:table-cell>
          <table:table-cell table:number-columns-repeated="4"/>
          <table:table-cell table:style-name="ce8" table:formula="of:=[.A37]" office:value-type="string" office:string-value="QuickSort" calcext:value-type="string">
            <text:p>QuickSort</text:p>
          </table:table-cell>
          <table:table-cell table:style-name="ce15" table:formula="of:=IF([.B37]&gt;=[.$B$7];[.B37];&quot;&quot;)" office:value-type="float" office:value="1" calcext:value-type="float">
            <text:p>1,00</text:p>
          </table:table-cell>
          <table:table-cell table:style-name="ce15" table:formula="of:=IF([.C37]&gt;=[.$B$7];[.C37];&quot;&quot;)">
            <text:p/>
          </table:table-cell>
          <table:table-cell table:style-name="ce15" table:formula="of:=IF([.D37]&gt;=[.$B$7];[.D37];&quot;&quot;)" office:value-type="float" office:value="1" calcext:value-type="float">
            <text:p>1,00</text:p>
          </table:table-cell>
          <table:table-cell table:style-name="ce15" table:formula="of:=IF([.E37]&gt;=[.$B$7];[.E37];&quot;&quot;)">
            <text:p/>
          </table:table-cell>
          <table:table-cell table:style-name="ce15" table:formula="of:=IF([.F37]&gt;=[.$B$7];[.F37];&quot;&quot;)">
            <text:p/>
          </table:table-cell>
          <table:table-cell table:style-name="ce18" table:formula="of:=IF([.G37]&gt;=[.$B$7];[.G37]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38]&gt;=[.$B$7];[.B38];&quot;&quot;)">
            <text:p/>
          </table:table-cell>
          <table:table-cell table:style-name="ce23" table:formula="of:=IF([.C38]&gt;=[.$B$7];[.C38];&quot;&quot;)">
            <text:p/>
          </table:table-cell>
          <table:table-cell table:style-name="ce23" table:formula="of:=IF([.D38]&gt;=[.$B$7];[.D38];&quot;&quot;)">
            <text:p/>
          </table:table-cell>
          <table:table-cell table:style-name="ce23" table:formula="of:=IF([.E38]&gt;=[.$B$7];[.E38];&quot;&quot;)">
            <text:p/>
          </table:table-cell>
          <table:table-cell table:style-name="ce23" table:formula="of:=IF([.F38]&gt;=[.$B$7];[.F38];&quot;&quot;)">
            <text:p/>
          </table:table-cell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4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44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1" table:formula="of:=[.A33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5" table:formula="of:=IF([$Intermediate.B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6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5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0" calcext:value-type="float">
            <text:p>0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5" table:formula="of:=IF([$Intermediate.B8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8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8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7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5" table:formula="of:=IF([$Intermediate.B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0]&gt;=[.$B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5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55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2" table:formula="of:=[.A45]" office:value-type="string" office:string-value="Heapsort" calcext:value-type="string">
            <text:p>Heapsort</text:p>
          </table:table-cell>
          <table:table-cell table:formula="of:=IF([$Intermediate.B17]&lt;=[.$B$4];1;0)" office:value-type="float" office:value="1" calcext:value-type="float">
            <text:p>1,00</text:p>
          </table:table-cell>
          <table:table-cell/>
          <table:table-cell table:formula="of:=IF([$Intermediate.D17]&lt;=[.$B$4];1;0)" office:value-type="float" office:value="1" calcext:value-type="float">
            <text:p>1,00</text:p>
          </table:table-cell>
          <table:table-cell/>
          <table:table-cell table:formula="of:=IF([$Intermediate.F17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5" table:formula="of:=IF([$Intermediate.B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7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7]" office:value-type="string" office:string-value="MergeSort" calcext:value-type="string">
            <text:p>MergeSort</text:p>
          </table:table-cell>
          <table:table-cell table:formula="of:=IF([$Intermediate.B19]&lt;=[.$B$4];1;0)" office:value-type="float" office:value="0" calcext:value-type="float">
            <text:p>0,00</text:p>
          </table:table-cell>
          <table:table-cell/>
          <table:table-cell table:formula="of:=IF([$Intermediate.D19]&lt;=[.$B$4];1;0)" office:value-type="float" office:value="1" calcext:value-type="float">
            <text:p>1,00</text:p>
          </table:table-cell>
          <table:table-cell/>
          <table:table-cell table:formula="of:=IF([$Intermediate.F19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5" table:formula="of:=IF([$Intermediate.B19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19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9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9]" office:value-type="string" office:string-value="QuickSort" calcext:value-type="string">
            <text:p>QuickSort</text:p>
          </table:table-cell>
          <table:table-cell table:formula="of:=IF([$Intermediate.B21]&lt;=[.$B$4];1;0)" office:value-type="float" office:value="1" calcext:value-type="float">
            <text:p>1,00</text:p>
          </table:table-cell>
          <table:table-cell/>
          <table:table-cell table:formula="of:=IF([$Intermediate.D21]&lt;=[.$B$4];1;0)" office:value-type="float" office:value="1" calcext:value-type="float">
            <text:p>1,00</text:p>
          </table:table-cell>
          <table:table-cell/>
          <table:table-cell table:formula="of:=IF([$Intermediate.F21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5" table:formula="of:=IF([$Intermediate.B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21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time-style style:name="N156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</number:time-style>
    <number:time-style style:name="N152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 number:decimal-places="1"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">
      <number:number number:decimal-places="3" number:min-decimal-places="3" number:min-integer-digits="1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">
      <number:number number:decimal-places="4" number:min-decimal-places="4"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02:23:59.426503767</dc:date>
    <meta:editing-duration>PT46M59S</meta:editing-duration>
    <meta:editing-cycles>7</meta:editing-cycles>
    <meta:generator>LibreOffice/7.3.7.2$Linux_X86_64 LibreOffice_project/30$Build-2</meta:generator>
    <meta:document-statistic meta:table-count="4" meta:cell-count="435" meta:object-count="0"/>
  </office:meta>
</office:document-meta>
</file>